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4f594"/>
    </style:style>
    <style:style style:name="T2" style:family="text">
      <style:text-properties officeooo:rsid="000674f9"/>
    </style:style>
    <style:style style:name="T3" style:family="text">
      <style:text-properties officeooo:rsid="000829cd"/>
    </style:style>
    <style:style style:name="T4" style:family="text">
      <style:text-properties officeooo:rsid="000a27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<text:span text:style-name="T1">affe_gpu_axpy()这个函数的定义和接口</text:span></text:p>
      <text:p text:style-name="Standard">c<text:span text:style-name="T2">affe_cpu_axpby()这个函数的实现</text:span></text:p>
      <text:p text:style-name="Standard">s<text:span text:style-name="T2">gd_update_gpu()这个函数的实现方式和接口</text:span></text:p>
      <text:p text:style-name="Standard">c<text:span text:style-name="T2">affe中的binaryproto是什么格式的数据和实现方案</text:span></text:p>
      <text:p text:style-name="Standard">drop<text:span text:style-name="T3">oyt随机去掉一半的hidden网络层，称为半网络层</text:span>mageNet Classification with Deep Convolutional Neural Networks参考资料</text:p>
      <text:p text:style-name="Standard">build_<text:span text:style-name="T4">docs.sh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7T18:19:33.288573774</meta:creation-date>
    <dc:date>2016-07-18T11:41:22.913778275</dc:date>
    <meta:editing-duration>PT44M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80" meta:character-count="218" meta:non-whitespace-character-count="212"/>
  </office:meta>
</office:document-meta>
</file>